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2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6" office:value-type="string">
            <text:p text:style-name="P17">80<text:span text:style-name="T8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8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6" office:value-type="string">
            <text:p text:style-name="P17">80<text:span text:style-name="T8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8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6" office:value-type="string">
            <text:p text:style-name="P17">80<text:span text:style-name="T8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8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6" office:value-type="string">
            <text:p text:style-name="P17">80<text:span text:style-name="T8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8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6" office:value-type="string">
            <text:p text:style-name="P17">80<text:span text:style-name="T8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8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6" office:value-type="string">
            <text:p text:style-name="P17">80<text:span text:style-name="T8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8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6" office:value-type="string">
            <text:p text:style-name="P17">80<text:span text:style-name="T8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8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6" office:value-type="string">
            <text:p text:style-name="P17">80<text:span text:style-name="T8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8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6" office:value-type="string">
            <text:p text:style-name="P17">80<text:span text:style-name="T8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8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6" office:value-type="string">
            <text:p text:style-name="P17">80<text:span text:style-name="T8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8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6" office:value-type="string">
            <text:p text:style-name="P17">80<text:span text:style-name="T8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8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19:45.91</dc:date>
    <meta:editing-duration>P3DT6H8M41S</meta:editing-duration>
    <meta:editing-cycles>371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7061"/>
  </office:meta>
</office:document-meta>
</file>